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0.9291in"/>
    </style:style>
    <style:style style:name="co10" style:family="table-column">
      <style:table-column-properties fo:break-before="auto" style:column-width="1.2772in"/>
    </style:style>
    <style:style style:name="co11" style:family="table-column">
      <style:table-column-properties fo:break-before="auto" style:column-width="1.16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4835in" fo:break-before="auto" style:use-optimal-row-height="true"/>
    </style:style>
    <style:style style:name="ro6" style:family="table-row">
      <style:table-row-properties style:row-height="0.7146in" fo:break-before="auto" style:use-optimal-row-height="false"/>
    </style:style>
    <style:style style:name="ro7" style:family="table-row">
      <style:table-row-properties style:row-height="0.6937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99pt solid #000000"/>
      <style:text-properties style:font-name="Liberation Sans"/>
    </style:style>
    <style:style style:name="ce9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groove #000000" style:text-align-source="fix" style:repeat-content="false" fo:wrap-option="wrap" fo:border-left="none" fo:border-right="none" fo:border-top="0.99pt groove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1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14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wrap-option="wrap" fo:border-left="none" fo:border-right="0.99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groove #000000" style:text-align-source="fix" style:repeat-content="false" fo:border-left="none" fo:border-right="none" fo:border-top="0.99pt groove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99pt groove #000000" fo:border-left="none" fo:border-right="0.99pt groove #000000" fo:border-top="0.99pt groove #000000"/>
      <style:text-properties style:font-name="Liberation Sans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mulaciones_flyc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STRATEGIA 3</text:p>
          </table:table-cell>
          <table:table-cell table:style-name="ce8"/>
          <table:table-cell table:style-name="ce16"/>
          <table:table-cell table:style-name="ce18" office:value-type="string" calcext:value-type="string">
            <text:p><text:span text:style-name="T1">NOMBRE</text:span> <text:span text:style-name="T1">CEPAS</text:span>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Simulaciones flycop con 30 ciclos</text:p>
          </table:table-cell>
          <table:table-cell table:style-name="ce9" office:value-type="string" calcext:value-type="string">
            <text:p>Optimal consortium configuration found: 0.05 0.0001 -10 -5</text:p>
          </table:table-cell>
          <table:table-cell table:style-name="ce17"/>
          <table:table-cell table:style-name="ce19" office:value-type="string" calcext:value-type="string">
            <text:p>Cepa 1 → <text:span text:style-name="T2">Default </text:span><text:span text:style-name="T1">Cepa 2 </text:span>→ <text:span text:style-name="T2">Plastic degradation Strategy 3 </text:span></text:p>
          </table:table-cell>
          <table:table-cell table:number-columns-repeated="9"/>
        </table:table-row>
        <table:table-row table:style-name="ro3">
          <table:table-cell table:number-columns-repeated="13"/>
        </table:table-row>
        <table:table-row table:style-name="ro4">
          <table:table-cell table:number-columns-repeated="7"/>
          <table:table-cell office:value-type="string" calcext:value-type="string">
            <text:p>RE-Do</text:p>
          </table:table-cell>
          <table:table-cell table:number-columns-repeated="5"/>
        </table:table-row>
        <table:table-row table:style-name="ro5">
          <table:table-cell table:style-name="ce3" office:value-type="string" calcext:value-type="string">
            <text:p>SIMULACIÓN</text:p>
          </table:table-cell>
          <table:table-cell table:style-name="ce10" office:value-type="string" calcext:value-type="string">
            <text:p>Uptake EG cepa 1 (default)</text:p>
          </table:table-cell>
          <table:table-cell table:style-name="ce10" office:value-type="string" calcext:value-type="string">
            <text:p>Uptake EG cepa 2 (strategy 3)</text:p>
          </table:table-cell>
          <table:table-cell table:style-name="ce20" office:value-type="string" calcext:value-type="string">
            <text:p>Biomass</text:p>
          </table:table-cell>
          <table:table-cell table:style-name="ce20" office:value-type="string" calcext:value-type="string">
            <text:p>Fitness</text:p>
          </table:table-cell>
          <table:table-cell table:style-name="ce26"/>
          <table:table-cell/>
          <table:table-cell table:style-name="ce3" office:value-type="string" calcext:value-type="string">
            <text:p>SIMULACIÓN</text:p>
          </table:table-cell>
          <table:table-cell table:style-name="ce10" office:value-type="string" calcext:value-type="string">
            <text:p>Uptake EG cepa 1 (default)</text:p>
          </table:table-cell>
          <table:table-cell table:style-name="ce10" office:value-type="string" calcext:value-type="string">
            <text:p>Uptake EG cepa 2 (strategy 3)</text:p>
          </table:table-cell>
          <table:table-cell table:style-name="ce20" office:value-type="string" calcext:value-type="string">
            <text:p>Biomass</text:p>
          </table:table-cell>
          <table:table-cell table:style-name="ce20" office:value-type="string" calcext:value-type="string">
            <text:p>Fitness</text:p>
          </table:table-cell>
          <table:table-cell table:style-name="ce26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string" calcext:value-type="string">
            <text:p>Total biomass: 0.240238 infitness cycle 322. Biomass yield=0.08538</text:p>
          </table:table-cell>
          <table:table-cell table:style-name="ce21" office:value-type="string" calcext:value-type="string">
            <text:p>Avg.fitness(sd): <text:s/>0.32488506319 <text:s/>0.0</text:p>
          </table:table-cell>
          <table:table-cell table:style-name="ce27" office:value-type="string" calcext:value-type="string">
            <text:p>mejor biomasa y fitness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10" calcext:value-type="float">
            <text:p>10</text:p>
          </table:table-cell>
          <table:table-cell table:style-name="ce24" table:number-columns-repeated="2"/>
          <table:table-cell table:style-name="ce27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string" calcext:value-type="string">
            <text:p>Total biomass: 0.181139 infitness cycle 322. Biomass yield=0.079957</text:p>
          </table:table-cell>
          <table:table-cell table:style-name="ce22" office:value-type="string" calcext:value-type="string">
            <text:p>Avg.fitness(sd): <text:s/>0.32482181984 <text:s/>0.0</text:p>
          </table:table-cell>
          <table:table-cell table:style-name="ce4" office:value-type="string" calcext:value-type="string">
            <text:p>buen fitness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55" office:value-type="string" calcext:value-type="string">
            <text:p>Total biomass: 0.409458 infitness cycle 322. Biomass yield=0.176476</text:p>
          </table:table-cell>
          <table:table-cell table:style-name="ce55" office:value-type="string" calcext:value-type="string">
            <text:p>Avg.fitness(sd): <text:s/>3.3859734407 <text:s/>0.0</text:p>
          </table:table-cell>
          <table:table-cell table:style-name="ce4"/>
        </table:table-row>
        <table:table-row table:style-name="ro8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3" office:value-type="string" calcext:value-type="string">
            <text:p>Total biomass: 0.173019 infitness cycle 322. Biomass yield=0.075088</text:p>
          </table:table-cell>
          <table:table-cell table:style-name="ce23" office:value-type="string" calcext:value-type="string">
            <text:p>Avg.fitness(sd): <text:s/>0.32384645527 <text:s/>0.0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24" table:number-columns-repeated="2"/>
          <table:table-cell table:style-name="ce4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style-name="ce24" office:value-type="string" calcext:value-type="string">
            <text:p><text:span text:style-name="T3">Total biomass: </text:span>0.182399 infitness cycle 322. <text:span text:style-name="T3">Biomass yield</text:span>=0.080725</text:p>
          </table:table-cell>
          <table:table-cell table:style-name="ce24" office:value-type="string" calcext:value-type="string">
            <text:p>Avg.fitness(sd): <text:s/>0.32457924531 <text:s/>0.0</text:p>
          </table:table-cell>
          <table:table-cell table:style-name="ce27"/>
          <table:table-cell/>
          <table:table-cell table:style-name="ce4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style-name="ce24" table:number-columns-repeated="2"/>
          <table:table-cell table:style-name="ce27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3" office:value-type="string" calcext:value-type="string">
            <text:p>Total biomass: 0.18245 infitness cycle 322. Biomass yield=0.080757</text:p>
          </table:table-cell>
          <table:table-cell table:style-name="ce23" office:value-type="string" calcext:value-type="string">
            <text:p>Avg.fitness(sd): <text:s/>0.32457096377 <text:s/>0.0</text:p>
          </table:table-cell>
          <table:table-cell table:style-name="ce27" office:value-type="string" calcext:value-type="string">
            <text:p>buena biomasa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24" table:number-columns-repeated="2"/>
          <table:table-cell table:style-name="ce27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1" calcext:value-type="float">
            <text:p>0.1</text:p>
          </table:table-cell>
          <table:table-cell table:style-name="ce25" office:value-type="string" calcext:value-type="string">
            <text:p>Total biomass: 0.391185 infitness cycle 322. Biomass yield=0.202312</text:p>
          </table:table-cell>
          <table:table-cell table:style-name="ce25" office:value-type="string" calcext:value-type="string">
            <text:p>Avg.fitness(sd): <text:s/>3.0330163573 <text:s/>0.0</text:p>
          </table:table-cell>
          <table:table-cell table:style-name="ce27" office:value-type="string" calcext:value-type="string">
            <text:p>El fitness es muy elevado. ERROR?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1" calcext:value-type="float">
            <text:p>0.1</text:p>
          </table:table-cell>
          <table:table-cell table:style-name="ce24" table:number-columns-repeated="2"/>
          <table:table-cell table:style-name="ce27"/>
        </table:table-row>
        <table:table-row table:style-name="ro6"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string" calcext:value-type="string">
            <text:p>Total biomass: 0.182221 infitness cycle 322. Biomass yield=0.050047</text:p>
          </table:table-cell>
          <table:table-cell table:style-name="ce23" office:value-type="string" calcext:value-type="string">
            <text:p>Avg.fitness(sd): <text:s/>0.10804007553 <text:s/>0.0</text:p>
          </table:table-cell>
          <table:table-cell table:style-name="ce4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23" table:number-columns-repeated="2"/>
          <table:table-cell table:style-name="ce4"/>
        </table:table-row>
        <table:table-row table:style-name="ro9"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string" calcext:value-type="string">
            <text:p>Total biomass: 0.173176 infitness cycle 322. Biomass yield=0.075184</text:p>
          </table:table-cell>
          <table:table-cell table:style-name="ce23" office:value-type="string" calcext:value-type="string">
            <text:p>Avg.fitness(sd): <text:s/>0.32372932262 <text:s/>0.0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23" table:number-columns-repeated="2"/>
          <table:table-cell table:style-name="ce4"/>
        </table:table-row>
        <table:table-row table:style-name="ro3">
          <table:table-cell table:style-name="ce6"/>
          <table:table-cell table:style-name="ce15"/>
          <table:table-cell table:number-columns-repeated="11"/>
        </table:table-row>
        <table:table-row table:style-name="ro3" table:number-rows-repeated="8">
          <table:table-cell table:number-columns-repeated="13"/>
        </table:table-row>
        <table:table-row table:style-name="ro3">
          <table:table-cell table:style-name="ce7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04:16:41.867893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8T07:42:49.821069477</dc:date>
    <meta:editing-duration>PT3H48M45S</meta:editing-duration>
    <meta:editing-cycles>5</meta:editing-cycles>
    <meta:generator>LibreOffice/6.4.6.2$Linux_X86_64 LibreOffice_project/40$Build-2</meta:generator>
    <meta:document-statistic meta:table-count="1" meta:cell-count="86" meta:object-count="0"/>
    <meta:user-defined meta:name=""/>
  </office:meta>
</office:document-meta>
</file>